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Open Sans" svg:font-family="'Open Sans'" style:font-adornments="Light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94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135cm"/>
    </style:style>
    <style:style style:name="Table1.B" style:family="table-column">
      <style:table-column-properties style:column-width="13.808cm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97cm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top" fo:padding="0.097cm" fo:border="none" style:writing-mode="lr-tb"/>
    </style:style>
    <style:style style:name="Table1.B2" style:family="table-cell">
      <style:table-cell-properties style:vertical-align="top" fo:padding="0.097cm" fo:border="none" style:writing-mode="lr-tb"/>
    </style:style>
    <style:style style:name="Table1.3" style:family="table-row">
      <style:table-row-properties fo:keep-together="always"/>
    </style:style>
    <style:style style:name="Table1.B3" style:family="table-cell">
      <style:table-cell-properties style:vertical-align="top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97cm" fo:border="none" style:writing-mode="lr-tb"/>
    </style:style>
    <style:style style:name="Table1.B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97cm" fo:border="none" style:writing-mode="lr-tb"/>
    </style:style>
    <style:style style:name="Table1.B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97cm" fo:border="none" style:writing-mode="lr-tb"/>
    </style:style>
    <style:style style:name="Table1.B6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top" fo:padding="0.097cm" fo:border="none" style:writing-mode="lr-tb"/>
    </style:style>
    <style:style style:name="Table1.B7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97cm" fo:border="none" style:writing-mode="lr-tb"/>
    </style:style>
    <style:style style:name="Table1.B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97cm" fo:border="none" style:writing-mode="lr-tb"/>
    </style:style>
    <style:style style:name="Table1.B9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97cm" fo:border="none" style:writing-mode="lr-tb"/>
    </style:style>
    <style:style style:name="Table1.B1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top" fo:padding="0.097cm" fo:border="none" style:writing-mode="lr-tb"/>
    </style:style>
    <style:style style:name="Table1.B11" style:family="table-cell">
      <style:table-cell-properties style:vertical-align="top" fo:padding="0.097cm" fo:border="none" style:writing-mode="lr-tb"/>
    </style:style>
    <style:style style:name="Table1.12" style:family="table-row">
      <style:table-row-properties fo:keep-together="always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97cm" fo:border="none" style:writing-mode="lr-tb"/>
    </style:style>
    <style:style style:name="Table1.B13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97cm" fo:border="none" style:writing-mode="lr-tb"/>
    </style:style>
    <style:style style:name="Table1.B1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97cm" fo:border="none" style:writing-mode="lr-tb"/>
    </style:style>
    <style:style style:name="Table1.B1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97cm" fo:border="none" style:writing-mode="lr-tb"/>
    </style:style>
    <style:style style:name="Table1.B16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97cm" fo:border="none" style:writing-mode="lr-tb"/>
    </style:style>
    <style:style style:name="Table1.B17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97cm" fo:border="none" style:writing-mode="lr-tb"/>
    </style:style>
    <style:style style:name="Table1.B1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97cm" fo:border="none" style:writing-mode="lr-tb"/>
    </style:style>
    <style:style style:name="Table1.B19" style:family="table-cell">
      <style:table-cell-properties style:vertical-align="top" fo:padding="0.097cm" fo:border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20" style:family="table-cell">
      <style:table-cell-properties style:vertical-align="top" fo:padding="0.097cm" fo:border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21" style:family="table-cell">
      <style:table-cell-properties style:vertical-align="top" fo:padding="0.097cm" fo:border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22" style:family="table-cell">
      <style:table-cell-properties style:vertical-align="top" fo:padding="0.097cm" fo:border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97cm" fo:border="none" style:writing-mode="lr-tb"/>
    </style:style>
    <style:style style:name="Table1.B23" style:family="table-cell">
      <style:table-cell-properties style:vertical-align="top" fo:padding="0.097cm" fo:border="none" style:writing-mode="lr-tb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top" fo:padding="0.097cm" fo:border="none" style:writing-mode="lr-tb"/>
    </style:style>
    <style:style style:name="Table1.B2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97cm" fo:border="none" style:writing-mode="lr-tb"/>
    </style:style>
    <style:style style:name="Table1.B2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6" style:family="table-row">
      <style:table-row-properties fo:keep-together="always"/>
    </style:style>
    <style:style style:name="Table1.A26" style:family="table-cell">
      <style:table-cell-properties style:vertical-align="top" fo:padding="0.097cm" fo:border="none" style:writing-mode="lr-tb"/>
    </style:style>
    <style:style style:name="Table1.B26" style:family="table-cell">
      <style:table-cell-properties style:vertical-align="top" fo:padding="0.097cm" fo:border="none" style:writing-mode="lr-tb"/>
    </style:style>
    <style:style style:name="Table1.27" style:family="table-row">
      <style:table-row-properties fo:keep-together="always"/>
    </style:style>
    <style:style style:name="Table1.A27" style:family="table-cell">
      <style:table-cell-properties style:vertical-align="top" fo:padding="0.097cm" fo:border="none" style:writing-mode="lr-tb"/>
    </style:style>
    <style:style style:name="Table1.B27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8" style:family="table-row">
      <style:table-row-properties fo:keep-together="always"/>
    </style:style>
    <style:style style:name="Table1.A28" style:family="table-cell">
      <style:table-cell-properties style:vertical-align="top" fo:padding="0.097cm" fo:border="none" style:writing-mode="lr-tb"/>
    </style:style>
    <style:style style:name="Table1.B2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9" style:family="table-row">
      <style:table-row-properties fo:keep-together="always"/>
    </style:style>
    <style:style style:name="Table1.A29" style:family="table-cell">
      <style:table-cell-properties style:vertical-align="top" fo:padding="0.097cm" fo:border="none" style:writing-mode="lr-tb"/>
    </style:style>
    <style:style style:name="Table1.B29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30" style:family="table-row">
      <style:table-row-properties fo:keep-together="always"/>
    </style:style>
    <style:style style:name="Table1.A30" style:family="table-cell">
      <style:table-cell-properties style:vertical-align="top" fo:padding="0.097cm" fo:border="none" style:writing-mode="lr-tb"/>
    </style:style>
    <style:style style:name="Table1.B3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32" style:family="table-row">
      <style:table-row-properties fo:keep-together="always"/>
    </style:style>
    <style:style style:name="Table1.A32" style:family="table-cell">
      <style:table-cell-properties style:vertical-align="top" fo:padding="0.097cm" fo:border="none" style:writing-mode="lr-tb"/>
    </style:style>
    <style:style style:name="Table1.B32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fo:font-weight="bold" style:letter-kerning="true" style:font-name-asian="BAAAAA+TimesNewRomanPS-ItalicMT" style:font-size-asian="9pt" style:language-asian="zxx" style:country-asian="none" style:font-style-asian="italic" style:font-weight-asian="bold" style:font-name-complex="BAAAAA+TimesNewRomanPS-ItalicMT" style:font-size-complex="9pt" style:language-complex="zxx" style:country-complex="none" style:font-style-complex="italic" style:font-weight-complex="bold" fo:hyphenate="false" fo:hyphenation-remain-char-count="2" fo:hyphenation-push-char-count="2"/>
    </style:style>
    <style:style style:name="P3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23d47" officeooo:paragraph-rsid="00323d4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4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5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641b00" officeooo:paragraph-rsid="00641b00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6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7e56f9" officeooo:paragraph-rsid="007e56f9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7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12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Alfios" fo:font-size="9pt" fo:font-style="normal" officeooo:paragraph-rsid="006c39f7" style:font-size-asian="9pt" style:font-style-asian="normal" style:font-size-complex="9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Alfios" fo:font-size="9pt" fo:font-style="normal" officeooo:rsid="004106b8" officeooo:paragraph-rsid="004106b8" style:font-size-asian="9pt" style:font-style-asian="normal" style:font-size-complex="9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Alfios" fo:font-size="9pt" fo:font-style="normal" officeooo:rsid="004106b8" officeooo:paragraph-rsid="007e56f9" style:font-size-asian="9pt" style:font-style-asian="normal" style:font-size-complex="9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Alfios" fo:font-size="9pt" fo:font-style="normal" officeooo:rsid="00802b61" officeooo:paragraph-rsid="00802b61" style:font-size-asian="9pt" style:font-style-asian="normal" style:font-size-complex="9pt" style:font-style-complex="normal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Alfios" fo:font-size="9pt" fo:language="pt" fo:country="BR" fo:font-style="normal" style:font-size-asian="9pt" style:font-style-asian="normal" style:font-size-complex="9pt" style:font-style-complex="normal"/>
    </style:style>
    <style:style style:name="P18" style:family="paragraph" style:parent-style-name="Standard">
      <style:paragraph-properties fo:text-align="start" style:justify-single-word="false" style:snap-to-layout-grid="false"/>
      <style:text-properties style:font-name="Alfios" fo:font-size="9pt" fo:language="pt" fo:country="BR" fo:font-style="normal" officeooo:paragraph-rsid="0013e67a" style:font-size-asian="9pt" style:font-style-asian="normal" style:font-size-complex="9pt" style:font-style-complex="normal"/>
    </style:style>
    <style:style style:name="P19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21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22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bold" officeooo:rsid="00654e96" officeooo:paragraph-rsid="00654e96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rsid="0051e7e6" officeooo:paragraph-rsid="0051e7e6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0d2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25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7c9df1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26" style:family="paragraph" style:parent-style-name="Table_20_Contents">
      <style:paragraph-properties fo:text-align="end" style:justify-single-wor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P27" style:family="paragraph" style:parent-style-name="Table_20_Contents">
      <style:paragraph-properties fo:text-align="end" style:justify-single-word="false"/>
      <style:text-properties fo:color="#000000" style:font-name="Candara" fo:font-size="8pt" fo:font-style="italic" officeooo:paragraph-rsid="005035a7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P28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P29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officeooo:paragraph-rsid="005035a7" style:font-name-asian="BAAAAA+TimesNewRomanPS-ItalicMT" style:font-size-asian="8pt" style:font-style-asian="italic" style:font-weight-asian="normal" style:font-name-complex="BAAAAA+TimesNewRomanPS-ItalicMT" style:font-size-complex="8pt" style:font-style-complex="italic" style:font-weight-complex="normal"/>
    </style:style>
    <style:style style:name="P30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officeooo:paragraph-rsid="00641b00" style:font-name-asian="BAAAAA+TimesNewRomanPS-ItalicMT" style:font-size-asian="8pt" style:font-style-asian="italic" style:font-weight-asian="normal" style:font-name-complex="BAAAAA+TimesNewRomanPS-ItalicMT" style:font-size-complex="8pt" style:font-style-complex="italic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Alfios" fo:font-size="9pt" fo:font-style="normal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2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3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403c1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4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291dd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5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5707f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6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743f9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748ac9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8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3303de" officeooo:paragraph-rsid="004543ea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9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66f9de" officeooo:paragraph-rsid="0066f9de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40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122399" officeooo:paragraph-rsid="00748ac9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41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7e56f9" officeooo:paragraph-rsid="007e56f9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44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654e96" officeooo:paragraph-rsid="00654e96" style:font-size-asian="9pt" style:font-style-asian="italic" style:font-size-complex="9pt" style:font-style-complex="italic"/>
    </style:style>
    <style:style style:name="P45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663849" officeooo:paragraph-rsid="00663849" style:font-size-asian="9pt" style:font-style-asian="italic" style:font-size-complex="9pt" style:font-style-complex="italic"/>
    </style:style>
    <style:style style:name="P46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692b0a" officeooo:paragraph-rsid="00692b0a" style:font-size-asian="9pt" style:font-style-asian="italic" style:font-size-complex="9pt" style:font-style-complex="italic"/>
    </style:style>
    <style:style style:name="P47" style:family="paragraph" style:parent-style-name="Table_20_Contents">
      <style:paragraph-properties fo:text-align="start" style:justify-single-word="false" style:snap-to-layout-grid="false"/>
      <style:text-properties style:font-name="Candara" fo:font-size="7pt" officeooo:paragraph-rsid="006eb873" style:font-size-asian="7pt" style:font-size-complex="7pt"/>
    </style:style>
    <style:style style:name="P48" style:family="paragraph" style:parent-style-name="Table_20_Contents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49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50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paragraph-rsid="0019740b" style:font-size-asian="9pt" style:font-style-asian="normal" style:font-size-complex="9pt" style:font-style-complex="normal"/>
    </style:style>
    <style:style style:name="P51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paragraph-rsid="00654e96" style:font-size-asian="9pt" style:font-style-asian="normal" style:font-size-complex="9pt" style:font-style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Alfios" fo:font-size="9pt" fo:font-style="normal" officeooo:paragraph-rsid="00654e96" style:font-size-asian="9pt" style:font-style-asian="normal" style:font-size-complex="9pt" style:font-style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Alfios" fo:font-size="9pt" fo:font-style="normal" officeooo:rsid="00663849" officeooo:paragraph-rsid="00663849" style:font-size-asian="9pt" style:font-style-asian="normal" style:font-size-complex="9pt" style:font-style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663849" style:font-size-asian="9pt" style:font-style-asian="normal" style:font-size-complex="9pt" style:font-style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Alfios" fo:font-size="9pt" fo:font-style="normal" officeooo:rsid="005b9226" officeooo:paragraph-rsid="00663849" style:font-size-asian="9pt" style:font-style-asian="normal" style:font-size-complex="9pt" style:font-style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Alfios" fo:font-size="9pt" fo:font-style="normal" officeooo:rsid="00692b0a" officeooo:paragraph-rsid="00692b0a" style:font-size-asian="9pt" style:font-style-asian="normal" style:font-size-complex="9pt" style:font-style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Alfios" fo:font-size="9pt" fo:font-style="normal" officeooo:rsid="0046b684" officeooo:paragraph-rsid="00692b0a" style:font-size-asian="9pt" style:font-style-asian="normal" style:font-size-complex="9pt" style:font-style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Alfios" fo:font-size="9pt" fo:font-style="normal" officeooo:rsid="007f64e9" officeooo:paragraph-rsid="007f64e9" style:font-size-asian="9pt" style:font-style-asian="normal" style:font-size-complex="9pt" style:font-style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Alfios" fo:font-size="9pt" fo:font-style="normal" officeooo:rsid="004aaa17" officeooo:paragraph-rsid="0080f739" style:font-size-asian="9pt" style:font-style-asian="normal" style:font-size-complex="9pt" style:font-style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Alfios" fo:font-size="9pt" fo:language="pt" fo:country="BR" fo:font-style="normal" style:font-size-asian="9pt" style:font-style-asian="normal" style:font-size-complex="9pt" style:font-style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Alfios" fo:font-size="9pt" fo:language="pt" fo:country="BR" fo:font-style="normal" officeooo:paragraph-rsid="0013e67a" style:font-size-asian="9pt" style:font-style-asian="normal" style:font-size-complex="9pt" style:font-style-complex="normal"/>
    </style:style>
    <style:style style:name="P62" style:family="paragraph" style:parent-style-name="Table_20_Contents">
      <style:paragraph-properties fo:text-align="start" style:justify-single-word="false" style:snap-to-layout-grid="false"/>
      <style:text-properties style:font-name="Alfios" fo:font-size="9pt" fo:language="pt" fo:country="BR" fo:font-style="normal" style:font-size-asian="9pt" style:font-style-asian="normal" style:font-size-complex="9pt" style:font-style-complex="normal"/>
    </style:style>
    <style:style style:name="P63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64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style:font-size-asian="9pt" style:font-weight-asian="bold" style:font-size-complex="9pt" style:font-weight-complex="bold"/>
    </style:style>
    <style:style style:name="P65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officeooo:paragraph-rsid="0058e2ba" style:font-size-asian="9pt" style:font-weight-asian="bold" style:font-size-complex="9pt" style:font-weight-complex="bold"/>
    </style:style>
    <style:style style:name="P66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fo:font-weight="bold" officeooo:rsid="0046b684" officeooo:paragraph-rsid="0046b684" style:letter-kerning="true" style:font-name-asian="DejaVu Sans1" style:font-size-asian="9pt" style:language-asian="zxx" style:country-asian="none" style:font-weight-asian="bold" style:font-name-complex="DejaVu Sans1" style:font-size-complex="9pt" style:language-complex="zxx" style:country-complex="none" style:font-weight-complex="bold"/>
    </style:style>
    <style:style style:name="P67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fo:font-style="normal" fo:font-weight="bold" officeooo:rsid="0058e2ba" officeooo:paragraph-rsid="0058e2ba" style:letter-kerning="true" style:font-name-asian="DejaVu Sans1" style:font-size-asian="9pt" style:language-asian="zxx" style:country-asian="none" style:font-style-asian="normal" style:font-weight-asian="bold" style:font-name-complex="DejaVu Sans1" style:font-size-complex="9pt" style:language-complex="zxx" style:country-complex="none" style:font-style-complex="normal" style:font-weight-complex="bold"/>
    </style:style>
    <style:style style:name="P68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69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officeooo:rsid="0046b684" officeooo:paragraph-rsid="00526635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70" style:family="paragraph" style:parent-style-name="Table_20_Contents">
      <style:paragraph-properties fo:text-align="end" style:justify-single-word="false" style:snap-to-layout-grid="false"/>
      <style:text-properties style:use-window-font-color="true" fo:font-size="9pt" fo:language="en" fo:country="US" style:letter-kerning="tru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P71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72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Open Sans" fo:font-size="30pt" fo:font-style="normal" fo:font-weight="bold" fo:background-color="transparent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 style:text-scale="100%" loext:shadow="none"/>
    </style:style>
    <style:style style:name="P73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officeooo:rsid="0058e2ba" officeooo:paragraph-rsid="00839735" style:font-size-asian="9pt" style:font-style-asian="normal" style:font-size-complex="9pt" style:font-style-complex="normal"/>
    </style:style>
    <style:style style:name="P74" style:family="paragraph" style:parent-style-name="Standard">
      <style:paragraph-properties fo:text-align="start" style:justify-single-word="false"/>
      <style:text-properties style:font-name="Alfios" fo:font-size="9pt" fo:font-style="normal" officeooo:rsid="00802b61" officeooo:paragraph-rsid="00802b61" style:font-size-asian="9pt" style:font-style-asian="normal" style:font-size-complex="9pt" style:font-style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Alfios" fo:font-size="9pt" fo:font-style="normal" officeooo:rsid="00663849" officeooo:paragraph-rsid="00820de3" style:font-size-asian="9pt" style:font-style-asian="normal" style:font-size-complex="9pt" style:font-style-complex="normal"/>
    </style:style>
    <style:style style:name="P76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rsid="004106b8" officeooo:paragraph-rsid="00654e96" style:font-size-asian="9pt" style:font-style-asian="normal" style:font-size-complex="9pt" style:font-style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663849" style:font-size-asian="9pt" style:font-style-asian="normal" style:font-size-complex="9pt" style:font-style-complex="normal"/>
    </style:style>
    <style:style style:name="P78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paragraph-rsid="00654e96" style:font-size-asian="9pt" style:font-style-asian="normal" style:font-size-complex="9pt" style:font-style-complex="normal"/>
    </style:style>
    <style:style style:name="P79" style:family="paragraph" style:parent-style-name="Table_20_Contents">
      <style:paragraph-properties fo:text-align="start" style:justify-single-word="false"/>
      <style:text-properties style:font-name="Alfios" fo:font-size="9pt" fo:font-style="normal" officeooo:paragraph-rsid="00654e96" style:font-size-asian="9pt" style:font-style-asian="normal" style:font-size-complex="9pt" style:font-style-complex="normal"/>
    </style:style>
    <style:style style:name="P80" style:family="paragraph" style:parent-style-name="Table_20_Contents">
      <style:paragraph-properties fo:text-align="start" style:justify-single-word="false"/>
      <style:text-properties style:font-name="Alfios" fo:font-size="9pt" fo:font-style="normal" officeooo:rsid="00692b0a" officeooo:paragraph-rsid="0086982a" style:font-size-asian="9pt" style:font-style-asian="normal" style:font-size-complex="9pt" style:font-style-complex="normal"/>
    </style:style>
    <style:style style:name="P81" style:family="paragraph" style:parent-style-name="Table_20_Contents">
      <style:paragraph-properties fo:text-align="start" style:justify-single-word="false"/>
      <style:text-properties style:font-name="Alfios" fo:font-size="9pt" fo:font-style="normal" officeooo:rsid="00654e96" officeooo:paragraph-rsid="0086982a" style:font-size-asian="9pt" style:font-style-asian="normal" style:font-size-complex="9pt" style:font-style-complex="normal"/>
    </style:style>
    <style:style style:name="P82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83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654e96" officeooo:paragraph-rsid="00654e96" style:font-size-asian="9pt" style:font-style-asian="italic" style:font-size-complex="9pt" style:font-style-complex="italic"/>
    </style:style>
    <style:style style:name="P84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font-style="italic" officeooo:paragraph-rsid="005035a7" style:font-name-asian="BAAAAA+TimesNewRomanPS-ItalicMT" style:font-size-asian="8pt" style:font-style-asian="italic" style:font-name-complex="BAAAAA+TimesNewRomanPS-ItalicMT" style:font-size-complex="8pt" style:font-style-complex="italic" fo:hyphenate="false" fo:hyphenation-remain-char-count="2" fo:hyphenation-push-char-count="2"/>
    </style:style>
    <style:style style:name="P85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font-style="italic" officeooo:paragraph-rsid="00641b00" style:font-name-asian="BAAAAA+TimesNewRomanPS-ItalicMT" style:font-size-asian="8pt" style:font-style-asian="italic" style:font-name-complex="BAAAAA+TimesNewRomanPS-ItalicMT" style:font-size-complex="8pt" style:font-style-complex="italic" fo:hyphenate="false" fo:hyphenation-remain-char-count="2" fo:hyphenation-push-char-count="2"/>
    </style:style>
    <style:style style:name="P86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font-style="italic" officeooo:paragraph-rsid="00820de3" style:font-name-asian="BAAAAA+TimesNewRomanPS-ItalicMT" style:font-size-asian="8pt" style:font-style-asian="italic" style:font-name-complex="BAAAAA+TimesNewRomanPS-ItalicMT" style:font-size-complex="8pt" style:font-style-complex="italic" fo:hyphenate="false" fo:hyphenation-remain-char-count="2" fo:hyphenation-push-char-count="2"/>
    </style:style>
    <style:style style:name="T1" style:family="text">
      <style:text-properties officeooo:rsid="000a410c"/>
    </style:style>
    <style:style style:name="T2" style:family="text">
      <style:text-properties style:font-name="Candara" fo:font-style="italic" style:font-style-asian="italic" style:font-size-complex="8pt" style:font-style-complex="italic"/>
    </style:style>
    <style:style style:name="T3" style:family="text">
      <style:text-properties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T4" style:family="text">
      <style:text-properties officeooo:rsid="00100c89"/>
    </style:style>
    <style:style style:name="T5" style:family="text">
      <style:text-properties officeooo:rsid="00122399"/>
    </style:style>
    <style:style style:name="T6" style:family="text">
      <style:text-properties officeooo:rsid="0013e67a"/>
    </style:style>
    <style:style style:name="T7" style:family="text">
      <style:text-properties officeooo:rsid="0019740b"/>
    </style:style>
    <style:style style:name="T8" style:family="text">
      <style:text-properties officeooo:rsid="001a4705"/>
    </style:style>
    <style:style style:name="T9" style:family="text">
      <style:text-properties officeooo:rsid="0026fe74"/>
    </style:style>
    <style:style style:name="T10" style:family="text">
      <style:text-properties officeooo:rsid="00286734"/>
    </style:style>
    <style:style style:name="T11" style:family="text">
      <style:text-properties officeooo:rsid="00291dd5"/>
    </style:style>
    <style:style style:name="T12" style:family="text">
      <style:text-properties officeooo:rsid="003303de"/>
    </style:style>
    <style:style style:name="T13" style:family="text">
      <style:text-properties officeooo:rsid="003562d4"/>
    </style:style>
    <style:style style:name="T14" style:family="text">
      <style:text-properties officeooo:rsid="00374f5a"/>
    </style:style>
    <style:style style:name="T15" style:family="text">
      <style:text-properties officeooo:rsid="00394e38"/>
    </style:style>
    <style:style style:name="T16" style:family="text">
      <style:text-properties style:text-position="super 58%" officeooo:rsid="003303de"/>
    </style:style>
    <style:style style:name="T17" style:family="text">
      <style:text-properties officeooo:rsid="00403c15"/>
    </style:style>
    <style:style style:name="T18" style:family="text">
      <style:text-properties officeooo:rsid="004106b8"/>
    </style:style>
    <style:style style:name="T19" style:family="text">
      <style:text-properties officeooo:rsid="0041affe"/>
    </style:style>
    <style:style style:name="T20" style:family="text">
      <style:text-properties officeooo:rsid="0043430b"/>
    </style:style>
    <style:style style:name="T21" style:family="text">
      <style:text-properties fo:language="en" fo:country="US" officeooo:rsid="00374f5a" style:letter-kerning="true" style:language-asian="zxx" style:country-asian="none" style:language-complex="zxx" style:country-complex="none"/>
    </style:style>
    <style:style style:name="T22" style:family="text">
      <style:text-properties fo:language="en" fo:country="US" officeooo:rsid="004543ea" style:letter-kerning="true" style:language-asian="zxx" style:country-asian="none" style:language-complex="zxx" style:country-complex="none"/>
    </style:style>
    <style:style style:name="T23" style:family="text">
      <style:text-properties fo:language="en" fo:country="US" fo:font-weight="normal" officeooo:rsid="00641b00" style:letter-kerning="true" style:language-asian="zxx" style:country-asian="none" style:font-weight-asian="normal" style:language-complex="zxx" style:country-complex="none" style:font-weight-complex="normal"/>
    </style:style>
    <style:style style:name="T24" style:family="text">
      <style:text-properties fo:language="en" fo:country="US" fo:font-weight="normal" officeooo:rsid="00323d47" style:letter-kerning="true" style:language-asian="zxx" style:country-asian="none" style:font-weight-asian="normal" style:language-complex="zxx" style:country-complex="none" style:font-weight-complex="normal"/>
    </style:style>
    <style:style style:name="T25" style:family="text">
      <style:text-properties fo:language="en" fo:country="US" fo:font-weight="normal" officeooo:rsid="00820de3" style:letter-kerning="true" style:language-asian="zxx" style:country-asian="none" style:font-weight-asian="normal" style:language-complex="zxx" style:country-complex="none" style:font-weight-complex="normal"/>
    </style:style>
    <style:style style:name="T26" style:family="text">
      <style:text-properties officeooo:rsid="0046b684"/>
    </style:style>
    <style:style style:name="T27" style:family="text">
      <style:text-properties officeooo:rsid="004e5079"/>
    </style:style>
    <style:style style:name="T28" style:family="text">
      <style:text-properties fo:font-style="normal" officeooo:rsid="005035a7" style:font-style-asian="normal" style:font-style-complex="normal"/>
    </style:style>
    <style:style style:name="T29" style:family="text">
      <style:text-properties fo:font-style="normal" officeooo:rsid="00550d27" style:font-style-asian="normal" style:font-style-complex="normal"/>
    </style:style>
    <style:style style:name="T30" style:family="text">
      <style:text-properties fo:font-style="normal" officeooo:rsid="0055adaf" style:font-style-asian="normal" style:font-style-complex="normal"/>
    </style:style>
    <style:style style:name="T31" style:family="text">
      <style:text-properties fo:font-style="normal" officeooo:rsid="006866c2" style:font-style-asian="normal" style:font-style-complex="normal"/>
    </style:style>
    <style:style style:name="T32" style:family="text">
      <style:text-properties fo:font-style="normal" officeooo:rsid="0051e7e6" style:font-style-asian="normal" style:font-style-complex="normal"/>
    </style:style>
    <style:style style:name="T33" style:family="text">
      <style:text-properties officeooo:rsid="005707f5"/>
    </style:style>
    <style:style style:name="T34" style:family="text">
      <style:text-properties officeooo:rsid="005fa510"/>
    </style:style>
    <style:style style:name="T35" style:family="text">
      <style:text-properties officeooo:rsid="00641b00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323d47" style:font-weight-asian="normal" style:font-weight-complex="normal"/>
    </style:style>
    <style:style style:name="T38" style:family="text">
      <style:text-properties fo:font-weight="normal" officeooo:rsid="00641b00" style:font-weight-asian="normal" style:font-weight-complex="normal"/>
    </style:style>
    <style:style style:name="T39" style:family="text">
      <style:text-properties officeooo:rsid="006866c2"/>
    </style:style>
    <style:style style:name="T40" style:family="text">
      <style:text-properties officeooo:rsid="006c39f7"/>
    </style:style>
    <style:style style:name="T41" style:family="text">
      <style:text-properties officeooo:rsid="006d7a09"/>
    </style:style>
    <style:style style:name="T42" style:family="text">
      <style:text-properties officeooo:rsid="006eb873"/>
    </style:style>
    <style:style style:name="T43" style:family="text">
      <style:text-properties fo:color="#000000" fo:language="en" fo:country="US" fo:font-style="italic" officeooo:rsid="004543ea" style:letter-kerning="true" style:font-name-asian="BAAAAA+TimesNewRomanPS-ItalicMT" style:language-asian="zxx" style:country-asian="none" style:font-style-asian="italic" style:font-name-complex="BAAAAA+TimesNewRomanPS-ItalicMT" style:language-complex="zxx" style:country-complex="none" style:font-style-complex="italic"/>
    </style:style>
    <style:style style:name="T44" style:family="text">
      <style:text-properties fo:color="#000000" fo:language="en" fo:country="US" fo:font-style="italic" officeooo:rsid="00323d47" style:letter-kerning="true" style:font-name-asian="BAAAAA+TimesNewRomanPS-ItalicMT" style:language-asian="zxx" style:country-asian="none" style:font-style-asian="italic" style:font-name-complex="BAAAAA+TimesNewRomanPS-ItalicMT" style:language-complex="zxx" style:country-complex="none" style:font-style-complex="italic"/>
    </style:style>
    <style:style style:name="T45" style:family="text">
      <style:text-properties fo:color="#000000" fo:language="en" fo:country="US" fo:font-style="italic" officeooo:rsid="0041e616" style:letter-kerning="true" style:font-name-asian="BAAAAA+TimesNewRomanPS-ItalicMT" style:language-asian="zxx" style:country-asian="none" style:font-style-asian="italic" style:font-name-complex="BAAAAA+TimesNewRomanPS-ItalicMT" style:language-complex="zxx" style:country-complex="none" style:font-style-complex="italic"/>
    </style:style>
    <style:style style:name="T46" style:family="text">
      <style:text-properties fo:color="#000000" fo:language="en" fo:country="US" fo:font-style="italic" officeooo:rsid="007f64e9" style:letter-kerning="true" style:font-name-asian="BAAAAA+TimesNewRomanPS-ItalicMT" style:language-asian="zxx" style:country-asian="none" style:font-style-asian="italic" style:font-name-complex="BAAAAA+TimesNewRomanPS-ItalicMT" style:language-complex="zxx" style:country-complex="none" style:font-style-complex="italic"/>
    </style:style>
    <style:style style:name="T47" style:family="text">
      <style:text-properties officeooo:rsid="0072f6c3"/>
    </style:style>
    <style:style style:name="T48" style:family="text">
      <style:text-properties officeooo:rsid="00743f95"/>
    </style:style>
    <style:style style:name="T49" style:family="text">
      <style:text-properties style:use-window-font-color="true" fo:language="en" fo:country="US" style:letter-kerning="true" style:font-name-asian="DejaVu Sans1" style:language-asian="zxx" style:country-asian="none" style:font-name-complex="DejaVu Sans1" style:language-complex="zxx" style:country-complex="none"/>
    </style:style>
    <style:style style:name="T50" style:family="text">
      <style:text-properties officeooo:rsid="007e56f9"/>
    </style:style>
    <style:style style:name="T51" style:family="text">
      <style:text-properties fo:language="en" fo:country="GB"/>
    </style:style>
    <style:style style:name="T52" style:family="text">
      <style:text-properties officeooo:rsid="00692b0a"/>
    </style:style>
    <style:style style:name="T53" style:family="text">
      <style:text-properties officeooo:rsid="007f64e9"/>
    </style:style>
    <style:style style:name="T54" style:family="text">
      <style:text-properties officeooo:rsid="00802b61"/>
    </style:style>
    <style:style style:name="T55" style:family="text">
      <style:text-properties officeooo:rsid="00820de3"/>
    </style:style>
    <style:style style:name="T56" style:family="text">
      <style:text-properties style:font-name="Alfios" fo:font-size="9pt" fo:font-style="normal" officeooo:rsid="00692b0a" style:font-size-asian="9pt" style:font-style-asian="normal" style:font-size-complex="9pt" style:font-style-complex="normal"/>
    </style:style>
    <style:style style:name="T57" style:family="text">
      <style:text-properties officeooo:rsid="00839735"/>
    </style:style>
    <style:style style:name="T58" style:family="text">
      <style:text-properties officeooo:rsid="00853d64"/>
    </style:style>
    <style:style style:name="T59" style:family="text">
      <style:text-properties officeooo:rsid="008698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Alexei Znamensky</text:p>
      <text:p text:style-name="P10">Curriculum Vitæ</text:p>
      <text:p text:style-name="P9"/>
      <text:p text:style-name="P24"><text:span text:style-name="T28">+</text:span><text:span text:style-name="T31">64</text:span><text:span text:style-name="T28"> </text:span><text:span text:style-name="T31">27</text:span><text:span text:style-name="T28"> </text:span><text:span text:style-name="T31">204-4318</text:span><text:span text:style-name="T28"> | </text:span><text:a xlink:type="simple" xlink:href="mailto:russoz@gmail.com" text:style-name="Internet_20_link" text:visited-style-name="Visited_20_Internet_20_Link"><text:span text:style-name="T28">russoz@gmail.com</text:span></text:a><text:span text:style-name="T28"> | </text:span><text:span text:style-name="T29">Skype: russoz</text:span></text:p>
      <text:p text:style-name="P25"><text:a xlink:type="simple" xlink:href="https://linkedin.com/in/alexeiz" text:style-name="Internet_20_link" text:visited-style-name="Visited_20_Internet_20_Link"><text:span text:style-name="T31">https://linkedin.com/in/alexeiz</text:span></text:a><text:span text:style-name="T28"> </text:span><text:span text:style-name="T29">| </text:span><text:a xlink:type="simple" xlink:href="https://github.com/russoz" text:style-name="Internet_20_link" text:visited-style-name="Visited_20_Internet_20_Link"><text:span text:style-name="T32">https://github.com/russoz</text:span></text:a><text:span text:style-name="T32"> | </text:span><text:a xlink:type="simple" xlink:href="https://www.facebook.com/alexei.znamensky" text:style-name="Internet_20_link" text:visited-style-name="Visited_20_Internet_20_Link"><text:span text:style-name="T30">https://www.facebook.com/alexei.znamensky</text:span></text:a></text:p>
      <text:p text:style-name="P2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6">Objective</text:p>
          </table:table-cell>
          <table:table-cell table:style-name="Table1.B1" office:value-type="string">
            <text:p text:style-name="P69"><text:span text:style-name="T58">To improve, to dismantle &amp; build source-code and business processes </text:span></text:p>
          </table:table-cell>
        </table:table-row>
        <table:table-row table:style-name="Table1.2">
          <table:table-cell table:style-name="Table1.A29" office:value-type="string">
            <text:p text:style-name="P43"/>
          </table:table-cell>
          <table:table-cell table:style-name="Table1.B26" office:value-type="string">
            <text:p text:style-name="P49"/>
          </table:table-cell>
        </table:table-row>
        <table:table-row table:style-name="Table1.3">
          <table:table-cell table:style-name="Table1.A1" office:value-type="string">
            <text:p text:style-name="P64">Skills</text:p>
          </table:table-cell>
          <table:table-cell table:style-name="Table1.B3" office:value-type="string">
            <text:p text:style-name="P49"/>
          </table:table-cell>
        </table:table-row>
        <table:table-row table:style-name="Table1.4">
          <table:table-cell table:style-name="Table1.A29" office:value-type="string">
            <text:p text:style-name="P45">Continuous Integration/Delivery</text:p>
          </table:table-cell>
          <table:table-cell table:style-name="Table1.B29" office:value-type="string">
            <text:p text:style-name="P58">Designing, improving &amp; automating build, <text:span text:style-name="T55">test</text:span> and deployment processes</text:p>
            <text:p text:style-name="P53">Atlassian stack: Jira, Bitbucket/<text:span text:style-name="T40">Stash</text:span>, Bamboo, Crucible/Fisheye, Hipchat</text:p>
            <text:p text:style-name="P53">Also some experience with Jenkins</text:p>
            <text:p text:style-name="P75"><text:span text:style-name="T55">Advanced</text:span> experience writing unit and<text:span text:style-name="T55"> </text:span>integration tests</text:p>
          </table:table-cell>
        </table:table-row>
        <table:table-row table:style-name="Table1.5">
          <table:table-cell table:style-name="Table1.A29" office:value-type="string">
            <text:p text:style-name="P46">DevOps</text:p>
          </table:table-cell>
          <table:table-cell table:style-name="Table1.B29" office:value-type="string">
            <text:p text:style-name="P56"><text:span text:style-name="T59">Advanced</text:span> experience with <text:span text:style-name="T50">ansible (some contact with puppet &amp; chef as well)</text:span></text:p>
            <text:p text:style-name="P15"><text:span text:style-name="T52">Intermediate </text:span>experience with <text:span text:style-name="T57">D</text:span>ocker <text:span text:style-name="T50">&amp; Kubernetes</text:span></text:p>
            <text:p text:style-name="P80">Intermediate experience with <text:span text:style-name="T59">V</text:span>agrant</text:p>
            <text:p text:style-name="P81">Basic experience with AWS management</text:p>
          </table:table-cell>
        </table:table-row>
        <table:table-row table:style-name="Table1.6">
          <table:table-cell table:style-name="Table1.A29" office:value-type="string">
            <text:p text:style-name="P44">Support</text:p>
          </table:table-cell>
          <table:table-cell table:style-name="Table1.B29" office:value-type="string">
            <text:p text:style-name="P54">Systems monitoring <text:span text:style-name="T27">(mostly icinga, </text:span>nagios <text:span text:style-name="T27">&amp;</text:span> zabbix<text:span text:style-name="T27">)</text:span></text:p>
            <text:p text:style-name="P55">JIRA administration</text:p>
            <text:p text:style-name="P54">Automati<text:span text:style-name="T19">on of</text:span> first-response to incidents with remediation systems</text:p>
          </table:table-cell>
        </table:table-row>
        <table:table-row table:style-name="Table1.8">
          <table:table-cell table:style-name="Table1.A29" office:value-type="string">
            <text:p text:style-name="P43">Development</text:p>
          </table:table-cell>
          <table:table-cell table:style-name="Table1.B29" office:value-type="string">
            <text:p text:style-name="P16">Advanced experience with python &amp; bash</text:p>
            <text:p text:style-name="P13"><text:span text:style-name="T54">Intermediate e</text:span>xperience with Java Enterprise <text:span text:style-name="T39">for over 15 years</text:span></text:p>
            <text:p text:style-name="P14"><text:span text:style-name="T50">Intermediate</text:span> experience with Functional programming</text:p>
            <text:p text:style-name="P57">Security-aware mindset (though not a specialist in the field)</text:p>
            <text:p text:style-name="P59">Queue systems: Rabbit<text:span text:style-name="T50">MQ, </text:span>IBM MQ</text:p>
          </table:table-cell>
        </table:table-row>
        <table:table-row table:style-name="Table1.8">
          <table:table-cell table:style-name="Table1.A29" office:value-type="string">
            <text:p text:style-name="P44">Systems &amp; Applications Administration</text:p>
          </table:table-cell>
          <table:table-cell table:style-name="Table1.B29" office:value-type="string">
            <text:p text:style-name="P51">Unix/Linux administration since 1995 <text:span text:style-name="T26">(Solaris, IRIX, AIX, Debian, RedHat, Ubuntu)</text:span></text:p>
            <text:p text:style-name="P52"><text:span text:style-name="T18">A</text:span>ssessing and tuning <text:span text:style-name="T18">SO and apps </text:span>performance</text:p>
            <text:p text:style-name="P51"><text:span text:style-name="T18">I</text:span>nstalling, configuring, <text:span text:style-name="T13">programming</text:span> and managing <text:span text:style-name="T17">Java-based application servers</text:span></text:p>
            <text:p text:style-name="P54">Large experience in troubleshooting</text:p>
          </table:table-cell>
        </table:table-row>
        <table:table-row table:style-name="Table1.9">
          <table:table-cell table:style-name="Table1.A29" office:value-type="string">
            <text:p text:style-name="P43">Training</text:p>
          </table:table-cell>
          <table:table-cell table:style-name="Table1.B29" office:value-type="string">
            <text:p text:style-name="P50"><text:span text:style-name="T7">E</text:span>xperience in <text:span text:style-name="T8">teaching</text:span> <text:span text:style-name="T7">technical courses since 1998</text:span></text:p>
          </table:table-cell>
        </table:table-row>
        <table:table-row table:style-name="Table1.10">
          <table:table-cell table:style-name="Table1.A29" office:value-type="string">
            <text:p text:style-name="P43">Languages</text:p>
          </table:table-cell>
          <table:table-cell table:style-name="Table1.B29" office:value-type="string">
            <text:p text:style-name="P12">Portuguese: Fluent (native)</text:p>
            <text:p text:style-name="P11">English: Fluent (reading, writing, speaking)</text:p>
            <text:p text:style-name="P48">Spanish: <text:span text:style-name="T20">Advanced</text:span> (reading, <text:span text:style-name="T1">writing, </text:span>speaking)</text:p>
          </table:table-cell>
        </table:table-row>
        <table:table-row table:style-name="Table1.11">
          <table:table-cell table:style-name="Table1.A29" office:value-type="string">
            <text:p text:style-name="P43"/>
          </table:table-cell>
          <table:table-cell table:style-name="Table1.B26" office:value-type="string">
            <text:p text:style-name="P12"/>
          </table:table-cell>
        </table:table-row>
        <table:table-row table:style-name="Table1.12">
          <table:table-cell table:style-name="Table1.A1" office:value-type="string">
            <text:p text:style-name="P64">Experience</text:p>
          </table:table-cell>
          <table:table-cell table:style-name="Table1.B1" office:value-type="string">
            <text:p text:style-name="P47"><text:span text:style-name="T43">(</text:span><text:span text:style-name="T46">Highlights only, f</text:span><text:span text:style-name="T43">ull listing at</text:span><text:span text:style-name="T44"> </text:span><text:a xlink:type="simple" xlink:href="https://linkedin.com/in/alexeiz" text:style-name="Internet_20_link" text:visited-style-name="Visited_20_Internet_20_Link">Linkedin</text:a><text:span text:style-name="T45">)</text:span></text:p>
          </table:table-cell>
        </table:table-row>
        <table:table-row table:style-name="Table1.13">
          <table:table-cell table:style-name="Table1.A29" office:value-type="string">
            <text:p text:style-name="P22">timbre Digital</text:p>
            <text:p text:style-name="P6">ITO Automation Manager</text:p>
            <text:p text:style-name="P6">Feb/2019 – Current</text:p>
            <text:p text:style-name="P5">Delivery Services Engineer</text:p>
            <text:p text:style-name="P5">Auckland, NEW ZEALAND</text:p>
            <text:p text:style-name="P30"><text:span text:style-name="T35">Feb/2017</text:span> – <text:span text:style-name="T35">Current</text:span></text:p>
          </table:table-cell>
          <table:table-cell table:style-name="Table1.B29" office:value-type="string">
            <text:p text:style-name="P41">As ITO Automation Manager, responsible for <text:span text:style-name="T54">continuously </text:span>improving business and technical processes within the IT Operations area, by <text:span text:style-name="T51">optimising</text:span> <text:span text:style-name="T54">such processes and/or developing supporting systems. In 2019, we are delivering a system for automated reaction to events, to be used primarily for self-remediation of monitoring alerts. On a second phase, to automate business processes.</text:span></text:p>
            <text:p text:style-name="P41"/>
            <text:p text:style-name="P39"><text:span text:style-name="T50">As Delivery Services Engineer, r</text:span>esponsible for providing <text:span text:style-name="T41">tools and processes for</text:span> the build and deployment process at global scale. <text:span text:style-name="T41">Mostly using Atlassian stack plus a number of in-house developed python applications.</text:span></text:p>
          </table:table-cell>
        </table:table-row>
        <table:table-row table:style-name="Table1.14">
          <table:table-cell table:style-name="Table1.A29" office:value-type="string">
            <text:p text:style-name="P21">Movile</text:p>
            <text:p text:style-name="P3">Reliability Manager</text:p>
            <text:p text:style-name="P84"><text:span text:style-name="T21">Campinas, </text:span><text:span text:style-name="T22">BRAZIL</text:span></text:p>
            <text:p text:style-name="P85"><text:span text:style-name="T36">Oct/2012 – </text:span><text:span text:style-name="T38">Sep</text:span><text:span text:style-name="T37">/201</text:span><text:span text:style-name="T38">6</text:span></text:p>
            <text:p text:style-name="P85"><text:span text:style-name="T38"/></text:p>
            <text:p text:style-name="P86"><text:span text:style-name="T23">(at </text:span><text:span text:style-name="T24">ARGENTINA </text:span><text:span text:style-name="T25">from Apr/2014 to Apr/2016</text:span><text:span text:style-name="T23">)</text:span></text:p>
          </table:table-cell>
          <table:table-cell table:style-name="Table1.B29" office:value-type="string">
            <text:p text:style-name="P33">Responsible <text:span text:style-name="T12">for the Reliability area, leveraging services and tools to sustain a 150 million transactions/day operation, 24x7x365. Implemented alarms remediation, and improved response times for 2</text:span><text:span text:style-name="T16">nd</text:span><text:span text:style-name="T12"> level teams using better notification tools and processes. The area throughput grew from ~500 tickets/month by the end of 2011 to ~6000/tickets/month by mid-2016, with presence in two countries, while implementing SLAs for our customers. Interaction with clients, service providers, business teams and technical teams across Latin America.</text:span></text:p>
            <text:p text:style-name="P38">Automated many workflows, created and destroyed a number of processes for the team. Reinvented the team a couple of times, interviewed some hundreds of people. <text:span text:style-name="T14">Implemented agile patterns like Kanban.</text:span></text:p>
          </table:table-cell>
        </table:table-row>
        <table:table-row table:style-name="Table1.15">
          <table:table-cell table:style-name="Table1.A29" office:value-type="string">
            <text:p text:style-name="P21">IBM Brazil</text:p>
            <text:p text:style-name="P4">Senior IT Specialist</text:p>
            <text:p text:style-name="P27">2011 – 2012</text:p>
          </table:table-cell>
          <table:table-cell table:style-name="Table1.B29" office:value-type="string">
            <text:p text:style-name="P32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</table:table-cell>
        </table:table-row>
        <table:table-row table:style-name="Table1.16">
          <table:table-cell table:style-name="Table1.A29" office:value-type="string">
            <text:p text:style-name="P21">Cognizant</text:p>
            <text:p text:style-name="P28">Senior Support Analyst</text:p>
            <text:p text:style-name="P29">2009 – 2011</text:p>
          </table:table-cell>
          <table:table-cell table:style-name="Table1.B29" office:value-type="string">
            <text:p text:style-name="P34"><text:span text:style-name="T11">A</text:span>llocated full-time at Avon Cosmetics Brazil. <text:span text:style-name="T11">IBM WAS A</text:span>dministrator <text:span text:style-name="T15">multi-</text:span>platforms <text:span text:style-name="T15">(except z/OS), providing support for development teams in 3 continents. Did some Linux and AIX administration, using server configuration automation with cfengine.</text:span></text:p>
          </table:table-cell>
        </table:table-row>
        <text:soft-page-break/>
        <table:table-row table:style-name="Table1.17">
          <table:table-cell table:style-name="Table1.A29" office:value-type="string">
            <text:p text:style-name="P21">IBM Brazil</text:p>
            <text:p text:style-name="P4">Senior IT Specialist</text:p>
            <text:p text:style-name="P27">2005 – 2009</text:p>
          </table:table-cell>
          <table:table-cell table:style-name="Table1.B29" office:value-type="string">
            <text:p text:style-name="P32"><text:span text:style-name="T48">W</text:span>orked in a handful different projects, <text:span text:style-name="T15">eventually leading the administration team in some of them, maintaining, </text:span>building and deploying J2EE applications, <text:span text:style-name="T15">providing </text:span>level 3 support for <text:span text:style-name="T15">IBM off-shore projects using IBM WAS</text:span> v5.x &amp; v6.x, Portal Server v6.x, <text:span text:style-name="T15">along with dev and content </text:span>teams in Brazil, USA, India and Europe.</text:p>
          </table:table-cell>
        </table:table-row>
        <table:table-row table:style-name="Table1.18">
          <table:table-cell table:style-name="Table1.A29" office:value-type="string">
            <text:p text:style-name="P20">LSI-EPUSP</text:p>
            <text:p text:style-name="P4">System Administrator</text:p>
            <text:p text:style-name="P27">1994 – 1999</text:p>
          </table:table-cell>
          <table:table-cell table:style-name="Table1.B29" office:value-type="string">
            <text:p text:style-name="P36"><text:span text:style-name="T9">Systems, Networking &amp; Security Administrator, working with </text:span>Solaris, IRIX, Linux and AIX</text:p>
            <text:p text:style-name="P36">Unix <text:span text:style-name="T48">Instructor</text:span></text:p>
            <text:p text:style-name="P36">Intern – Parallel Computing <text:span text:style-name="T10">D</text:span>evelopment</text:p>
          </table:table-cell>
        </table:table-row>
        <table:table-row table:style-name="Table1.19">
          <table:table-cell table:style-name="Table1.A29" office:value-type="string">
            <text:p text:style-name="P43"/>
          </table:table-cell>
          <table:table-cell table:style-name="Table1.B26" office:value-type="string">
            <text:p text:style-name="P49"/>
          </table:table-cell>
        </table:table-row>
        <table:table-row table:style-name="Table1.20">
          <table:table-cell table:style-name="Table1.A22" office:value-type="string">
            <text:p text:style-name="P64">Communities</text:p>
          </table:table-cell>
          <table:table-cell table:style-name="Table1.B26" office:value-type="string">
            <text:p text:style-name="P48"/>
          </table:table-cell>
        </table:table-row>
        <table:table-row table:style-name="Table1.21">
          <table:table-cell table:style-name="Table1.A22" office:value-type="string">
            <text:p text:style-name="P2">S<text:span text:style-name="T42">ão </text:span>Paulo Perl Mongers</text:p>
            <text:p text:style-name="P19"><text:a xlink:type="simple" xlink:href="http://sao-paulo.pm.org/" text:style-name="Internet_20_link" text:visited-style-name="Visited_20_Internet_20_Link"><text:span text:style-name="T2">http://sao-paulo.pm.org/</text:span></text:a></text:p>
            <text:p text:style-name="P26"><text:span text:style-name="T6">since </text:span>May/2008</text:p>
          </table:table-cell>
          <table:table-cell table:style-name="Table1.B26" office:value-type="string">
            <text:p text:style-name="P40">Active member since 2008</text:p>
            <text:p text:style-name="P37"><text:span text:style-name="T5">Group l</text:span>eader <text:span text:style-name="T5">(</text:span>May/2011 –<text:span text:style-name="T5"> </text:span>Feb/2013<text:span text:style-name="T5">)</text:span></text:p>
            <text:p text:style-name="P37">Author of a <text:span text:style-name="T53">few</text:span> Perl modules, at <text:a xlink:type="simple" xlink:href="http://metacpan.org/author/RUSSOZ" text:style-name="Internet_20_link" text:visited-style-name="Visited_20_Internet_20_Link"><text:span text:style-name="T17">http://</text:span></text:a><text:a xlink:type="simple" xlink:href="http://metacpan.org/author/RUSSOZ" text:style-name="Internet_20_link" text:visited-style-name="Visited_20_Internet_20_Link">metacpan.org/author/RUSSOZ</text:a></text:p>
          </table:table-cell>
        </table:table-row>
        <table:table-row table:style-name="Table1.22">
          <table:table-cell table:style-name="Table1.A22" office:value-type="string">
            <text:p text:style-name="P21">SouJava</text:p>
            <text:p text:style-name="P42"><text:a xlink:type="simple" xlink:href="http://www.soujava.org.br/" text:style-name="Internet_20_link" text:visited-style-name="Visited_20_Internet_20_Link"><text:span text:style-name="Internet_20_link"><text:span text:style-name="T3">http://www.soujava.org.br/</text:span></text:span></text:a></text:p>
            <text:p text:style-name="P26"><text:span text:style-name="T6">since </text:span>Out/1998</text:p>
          </table:table-cell>
          <table:table-cell table:style-name="Table1.B26" office:value-type="string">
            <text:p text:style-name="P35"><text:span text:style-name="T33">Founding member, </text:span>Organization <text:span text:style-name="T4">(Oct/1998 – Jul/2002)</text:span></text:p>
            <text:p text:style-name="P32">Administration and support on events.</text:p>
            <text:p text:style-name="P31">Administration of the group server www.soujava.org.br</text:p>
          </table:table-cell>
        </table:table-row>
        <table:table-row table:style-name="Table1.23">
          <table:table-cell table:style-name="Table1.A29" office:value-type="string">
            <text:p text:style-name="P43"/>
          </table:table-cell>
          <table:table-cell table:style-name="Table1.B26" office:value-type="string">
            <text:p text:style-name="P49"/>
          </table:table-cell>
        </table:table-row>
        <table:table-row table:style-name="Table1.24">
          <table:table-cell table:style-name="Table1.A29" office:value-type="string">
            <text:p text:style-name="P65">Certifications</text:p>
          </table:table-cell>
          <table:table-cell table:style-name="Table1.B29" office:value-type="string">
            <text:p text:style-name="P49"/>
          </table:table-cell>
        </table:table-row>
        <table:table-row table:style-name="Table1.25">
          <table:table-cell table:style-name="Table1.A29" office:value-type="string">
            <text:p text:style-name="P63"/>
          </table:table-cell>
          <table:table-cell table:style-name="Table1.B29" office:value-type="string">
            <text:p text:style-name="P49">IBM Certified System Administrator – WAS ND 6.0 on November, 29th 2005 <text:s/></text:p>
            <text:p text:style-name="P48">Sun Certified Web Component Dev<text:span text:style-name="T50">eloper</text:span> for J2EE 1.3 <text:span text:style-name="T49">on March, 19th 2004</text:span></text:p>
            <text:p text:style-name="P48">Sun Certified Java Programmer for Java 1.4 <text:span text:style-name="T49">on July, 31st 2003</text:span></text:p>
            <text:p text:style-name="P48">Linux Professional Institute Certification Level 2 <text:span text:style-name="T49">on June 30th 2003 (LPI000022682, 97fgfk3m5a)</text:span></text:p>
            <text:p text:style-name="P48">Linux Professional Institute Certification Level 1 <text:span text:style-name="T49">on October, 23rd 2002 (LPI000022682, 4mmh2lw3lg)</text:span></text:p>
          </table:table-cell>
        </table:table-row>
        <table:table-row table:style-name="Table1.26">
          <table:table-cell table:style-name="Table1.A29" office:value-type="string">
            <text:p text:style-name="P71"/>
          </table:table-cell>
          <table:table-cell table:style-name="Table1.B26" office:value-type="string">
            <text:p text:style-name="P49"/>
          </table:table-cell>
        </table:table-row>
        <table:table-row table:style-name="Table1.27">
          <table:table-cell table:style-name="Table1.A29" office:value-type="string">
            <text:p text:style-name="P64">Education</text:p>
          </table:table-cell>
          <table:table-cell table:style-name="Table1.B29" office:value-type="string">
            <text:p text:style-name="P49"/>
          </table:table-cell>
        </table:table-row>
        <table:table-row table:style-name="Table1.28">
          <table:table-cell table:style-name="Table1.A29" office:value-type="string">
            <text:p text:style-name="P43">Graduated</text:p>
            <text:p text:style-name="P43">Dec 2009</text:p>
          </table:table-cell>
          <table:table-cell table:style-name="Table1.B29" office:value-type="string">
            <text:p text:style-name="P62">Gestão de Negócios na Pequena e Média Empresa</text:p>
            <text:p text:style-name="P60">(Business Management in Small and Medium Enterprises)</text:p>
            <text:p text:style-name="P60">Universidade Anhembi-Morumbi</text:p>
            <text:p text:style-name="P60">São Paulo, SP</text:p>
          </table:table-cell>
        </table:table-row>
        <table:table-row table:style-name="Table1.29">
          <table:table-cell table:style-name="Table1.A29" office:value-type="string">
            <text:p text:style-name="P43">Not completed</text:p>
          </table:table-cell>
          <table:table-cell table:style-name="Table1.B29" office:value-type="string">
            <text:p text:style-name="P17">Ciência da Computação (BsC Computer Sciences)</text:p>
            <text:p text:style-name="P60">Instituto de Matemática e Estatística da USP</text:p>
            <text:p text:style-name="P60">São Paulo, SP</text:p>
          </table:table-cell>
        </table:table-row>
        <table:table-row table:style-name="Table1.30">
          <table:table-cell table:style-name="Table1.A30" office:value-type="string">
            <text:p text:style-name="P43">High School</text:p>
            <text:p text:style-name="P43">Dec 1992</text:p>
          </table:table-cell>
          <table:table-cell table:style-name="Table1.B30" office:value-type="string">
            <text:p text:style-name="P18">Colégio Marista de Brasília</text:p>
            <text:p text:style-name="P61">Brasília, DF</text:p>
          </table:table-cell>
        </table:table-row>
        <table:table-row table:style-name="Table1.1"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68"/>
          </table:table-cell>
        </table:table-row>
        <table:table-row table:style-name="Table1.32">
          <table:table-cell table:style-name="Table1.A32" office:value-type="string">
            <text:p text:style-name="P67">Other Interests</text:p>
          </table:table-cell>
          <table:table-cell table:style-name="Table1.B32" office:value-type="string">
            <text:p text:style-name="P73">languages, etymology, humans, consciousness, archery, teaching, sailing, history, geography, philosophy, music, automation, open source, robots, <text:span text:style-name="T47">sci-fi. </text:span></text:p>
            <text:p text:style-name="P73"><text:span text:style-name="T47">Not necessarily in that order.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Open Sans" svg:font-family="'Open Sans'" style:font-adornments="Light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21.006cm" fo:page-height="29.693cm" style:num-format="1" style:print-orientation="portrait" fo:margin-top="1.524cm" fo:margin-bottom="1.524cm" fo:margin-left="1.524cm" fo:margin-right="1.524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page-number text:select-page="current">2</text:page-number></text:p>
        <text:p text:style-name="MP2">This file was updated on: <text:date style:data-style-name="N80" text:date-value="2019-10-13T22:43:30.286092292">13. Oct. 2019</text:dat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19-10-13T22:43:30.233825560</dc:date>
    <meta:editing-cycles>120</meta:editing-cycles>
    <meta:editing-duration>P5DT13H2M50S</meta:editing-duration>
    <meta:generator>LibreOffice/6.0.7.3$Linux_X86_64 LibreOffice_project/00m0$Build-3</meta:generator>
    <meta:document-statistic meta:table-count="1" meta:image-count="0" meta:object-count="0" meta:page-count="2" meta:paragraph-count="112" meta:word-count="778" meta:character-count="5810" meta:non-whitespace-character-count="5129"/>
    <meta:user-defined meta:name="Info 1"/>
    <meta:user-defined meta:name="Info 2"/>
    <meta:user-defined meta:name="Info 3"/>
    <meta:user-defined meta:name="Info 4"/>
  </office:meta>
</office:document-meta>
</file>